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xi Sans" svg:font-family="'Luxi Sans'" style:font-family-generic="swiss" style:font-pitch="variable"/>
    <style:font-face style:name="Luxi Sans1" svg:font-family="'Luxi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15" style:family="table-cell" style:parent-style-name="Default">
      <style:table-cell-properties fo:wrap-option="no-wrap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DESC</text:p>
          </table:table-cell>
          <table:table-cell/>
          <table:table-cell office:value-type="string">
            <text:p>Sujet</text:p>
          </table:table-cell>
          <table:table-cell table:number-columns-repeated="6"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ABSTRACT</text:p>
          </table:table-cell>
          <table:table-cell office:value-type="string">
            <text:p>FR_BASIC</text:p>
          </table:table-cell>
          <table:table-cell office:value-type="string">
            <text:p>Résumé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up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R_PAGES</text:p>
          </table:table-cell>
          <table:table-cell/>
          <table:table-cell office:value-type="string">
            <text:p>Mise en pag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17]+10" office:value-type="float" office:value="60">
            <text:p>6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TOC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Table des matière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70">
            <text:p>70</text:p>
          </table:table-cell>
          <table:table-cell table:number-columns-repeated="2"/>
          <table:table-cell table:style-name="ce11"/>
          <table:table-cell table:style-name="ce12"/>
          <table:table-cell office:value-type="string">
            <text:p>yes|Avec table des matières,no|Sans table des matières</text:p>
          </table:table-cell>
          <table:table-cell table:style-name="ce12" table:number-columns-repeated="2"/>
          <table:table-cell table:style-name="ce12" office:value-type="string">
            <text:p>system=yes|bmenu=no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HEADLEF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HEADMIDDLE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HEADRIGH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FOOTLEF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FOOTMIDDLE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FOOTRIGH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ADDCHAPTER</text:p>
          </table:table-cell>
          <table:table-cell/>
          <table:table-cell office:value-type="string">
            <text:p>Insérer un nouveau chapitre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GENERIC&amp;action=GENERIC_EDIT&amp;classid=CHAPTER&amp;chap_bookid=%INITID%&amp;chap_book=%T%&amp;dirid=%INITID%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OPEN</text:p>
          </table:table-cell>
          <table:table-cell/>
          <table:table-cell office:value-type="string">
            <text:p>Ouvrir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FDL_CARD&amp;id=%I%&amp;zone=BOOK:OPENBOOK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GEN_HTML</text:p>
          </table:table-cell>
          <table:table-cell/>
          <table:table-cell office:value-type="string">
            <text:p>Génération HTML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HTML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GEN_PDF</text:p>
          </table:table-cell>
          <table:table-cell/>
          <table:table-cell office:value-type="string">
            <text:p>Génération PDF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PDF:B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PROF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REST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OPEN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</text:p>
          </table:table-cell>
          <table:table-cell office:value-type="string">
            <text:p>Chapitr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IDS</text:p>
          </table:table-cell>
          <table:table-cell office:value-type="string">
            <text:p>CHAPTER</text:p>
          </table:table-cell>
          <table:table-cell table:number-columns-repeated="253"/>
        </table:table-row>
        <table:table-row table:style-name="ro2">
          <table:table-cell office:value-type="string">
            <text:p>DEFAULT</text:p>
          </table:table-cell>
          <table:table-cell office:value-type="string">
            <text:p>FDL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//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IDENT</text:p>
          </table:table-cell>
          <table:table-cell table:style-name="ce13"/>
          <table:table-cell table:style-name="ce13" office:value-type="string">
            <text:p>Identifica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3"/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CHAP_LEVEL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Niveau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number-columns-repeated="2"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CHAP_TITLE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CHAP_COMMENT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Commen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CHAP_BOOKID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Identificateur liv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 office:value-type="string">
            <text:p>::getTitle(CHAP_BOOKID):CHAP_BOOK</text:p>
          </table:table-cell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CHAP_BOOK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LIv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 office:value-type="string">
            <text:p>%S%app=FDL&amp;action=FDL_CARD&amp;id=%CHAP_BOOK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BOOK,CHAP_BOOK):CHAP_BOOKID,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CONTENT</text:p>
          </table:table-cell>
          <table:table-cell table:style-name="ce13"/>
          <table:table-cell table:style-name="ce13" office:value-type="string">
            <text:p>Contenu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formula="oooc:=[.H21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CHAP_CONTENT</text:p>
          </table:table-cell>
          <table:table-cell table:formula="oooc:=[.B22]" office:value-type="string" office:string-value="CHAP_FR_CONTENT">
            <text:p>CHAP_FR_CONTENT</text:p>
          </table:table-cell>
          <table:table-cell office:value-type="string">
            <text:p>Contenu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22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xi Sans" svg:font-family="'Luxi Sans'" style:font-family-generic="swiss" style:font-pitch="variable"/>
    <style:font-face style:name="Luxi Sans1" svg:font-family="'Luxi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 number:display-factor="1000"/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 number:display-factor="1000"/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 number:display-factor="1000"/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 number:display-factor="1000"/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 number:display-factor="1000"/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 number:display-factor="1000"/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2" number:min-integer-digits="1" number:grouping="true"/>
      <number:text> EUR </number:text>
    </number:number-style>
    <number:number-style style:name="N124P1" style:volatile="true">
      <number:text> (</number:text>
      <number:number number:decimal-places="2" number:min-integer-digits="1" number:grouping="true"/>
      <number:text>) EUR</number:text>
    </number:number-style>
    <number:number-style style:name="N124P2" style:volatile="true">
      <number:text> -</number:text>
      <number:number number:decimal-places="0" number:min-integer-digits="0"/>
      <number:text> EUR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1">21/11/2007</text:date>, <text:time>15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7-11-21T15:05:41</dc:date>
    <meta:editing-cycles>19</meta:editing-cycles>
    <meta:editing-duration>P1DT5H46M41S</meta:editing-duration>
    <meta:user-defined meta:name="Info 1"/>
    <meta:user-defined meta:name="Info 2"/>
    <meta:user-defined meta:name="Info 3"/>
    <meta:user-defined meta:name="Info 4"/>
    <meta:document-statistic meta:table-count="2" meta:cell-count="274"/>
  </office:meta>
</office:document-meta>
</file>